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eec"/>
    </style:style>
    <style:style style:name="P2" style:family="paragraph" style:parent-style-name="Standard">
      <style:text-properties officeooo:rsid="00140eec" officeooo:paragraph-rsid="00140eec"/>
    </style:style>
    <style:style style:name="P3" style:family="paragraph" style:parent-style-name="Standard">
      <style:text-properties officeooo:rsid="001423f3" officeooo:paragraph-rsid="001423f3"/>
    </style:style>
    <style:style style:name="P4" style:family="paragraph" style:parent-style-name="Standard">
      <style:text-properties officeooo:rsid="0014c4a5" officeooo:paragraph-rsid="0014c4a5"/>
    </style:style>
    <style:style style:name="T1" style:family="text">
      <style:text-properties officeooo:rsid="00140eec"/>
    </style:style>
    <style:style style:name="T2" style:family="text">
      <style:text-properties officeooo:rsid="001423f3"/>
    </style:style>
    <style:style style:name="T3" style:family="text">
      <style:text-properties officeooo:rsid="0014c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In the adjoining figure PQ=QR and <text:s text:c="2"/>∠PQR = 70° .Find <text:s text:c="2"/>∠QAR</text:span></text:p>
      <text:p text:style-name="P1"/>
      <text:p text:style-name="P2">The given figure shows a circle throught the points A,B,C,D </text:p>
      <text:p text:style-name="P2">.If ∠BAC = 67° find∠DBC +∠DCB <text:s/>.</text:p>
      <text:p text:style-name="P2"/>
      <text:p text:style-name="P2">In the given figure BC//DE and O is the center of the circle .If ∠CDE =x° , find in terms of x°,the value of∠BAC</text:p>
      <text:p text:style-name="P1"/>
      <text:p text:style-name="P2">In the adjoing figure AC is a diameter of the circle AB=BC and∠AED= 118° .Calculate</text:p>
      <text:p text:style-name="P2"/>
      <text:p text:style-name="P2">i)<text:span text:style-name="T2">∠DEC <text:s text:c="3"/>ii) ∠DAB</text:span></text:p>
      <text:p text:style-name="P2"/>
      <text:p text:style-name="P2"/>
      <text:p text:style-name="P2"/>
      <text:p text:style-name="P3">In the adjoing figure O is the center of the circle ,chord AC and BD are perpendicular to each other ,</text:p>
      <text:p text:style-name="P3"><text:s/>∠OAB=a and∠b Show that a=b </text:p>
      <text:p text:style-name="P3"/>
      <text:p text:style-name="P3"/>
      <text:p text:style-name="P3">In the adjoing figure ABCD is a cyclic quadrilateral<text:span text:style-name="T3">∠CBQ = 48° and a = 2b .Calculate the numerical value of b</text:span></text:p>
      <text:p text:style-name="P3"/>
      <text:p text:style-name="P4">In the adjoining figure∠BAD = 80 <text:s text:c="2"/>∠ABD= 55° and ∠BDC = 45° Find:</text:p>
      <text:p text:style-name="P4"/>
      <text:p text:style-name="P4">i) ∠BCD</text:p>
      <text:p text:style-name="P4">ii)∠ADB</text:p>
      <text:p text:style-name="P4"/>
      <text:p text:style-name="P4">Hence show that AC is a diameter</text:p>
      <text:p text:style-name="P4"/>
      <text:p text:style-name="P4"/>
      <text:p text:style-name="P4">In a circle with center O a diamet AB and a chord AD are drawn.Another circle is drawn with AO as diameter to cut AD at C</text:p>
      <text:p text:style-name="P4"/>
      <text:p text:style-name="P4">Prove that BD=2xOC</text:p>
      <text:p text:style-name="P4"/>
      <text:p text:style-name="P4"/>
      <text:p text:style-name="P4"/>
      <text:p text:style-name="P4">In the figure given alongside O is the center of the cirlce ad angle∠AOC=160°</text:p>
      <text:p text:style-name="P4">Prove that <text:s text:c="2"/>3∠Y – 2∠X = 140°</text:p>
      <text:p text:style-name="P4"/>
      <text:p text:style-name="P4"><text:s/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<text:span text:style-name="T1"><text:s text:c="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9:58:48.290798511</meta:creation-date>
    <dc:date>2024-09-25T10:51:11.876035939</dc:date>
    <meta:editing-duration>PT1M50S</meta:editing-duration>
    <meta:editing-cycles>1</meta:editing-cycles>
    <meta:document-statistic meta:table-count="0" meta:image-count="0" meta:object-count="0" meta:page-count="1" meta:paragraph-count="19" meta:word-count="190" meta:character-count="962" meta:non-whitespace-character-count="770"/>
    <meta:generator>LibreOffice/24.2.5.2$Linux_X86_64 LibreOffice_project/420$Build-2</meta:generator>
  </office:meta>
</office:document-meta>
</file>